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Bar</text:h>
                    <text:list>
                        <text:list-item>
                            <text:h text:style-name="Heading_20_2" text:outline-level="2">Description</text:h>
                        </text:list-item>
                    </text:list>
                </text:list-item>
            </text:list>

            <text:p text:style-name="Standard"><text:span>The bar object has a background and an indicator on it. The width of the indicator is set according to the current value of the bar.</text:span></text:p><text:span> </text:span><text:p text:style-name="Standard"><text:span>Vertical bars can be created if the width of the object is smaller than its height.</text:span></text:p><text:span> </text:span><text:p text:style-name="Standard"><text:span>Not only the end, but also the start value of the bar can be set, which changes the start position of the indicator.</text:span></text:p><text:span> </text:span><text:p text:style-name="Standard">More info (<text:a xlink:type="simple" xlink:href="https://docs.lvgl.io/8.3/widgets/core/ba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text:span><text:span text:style-name="backtick">Value</text:span><text:span> and </text:span><text:span text:style-name="backtick">Value start</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text:span><text:span text:style-name="backtick">Value</text:span><text:span> and </text:span><text:span text:style-name="backtick">Value start</text:span><text:span> can contain.</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Bar mode options:</text:span></text:p><text:span> </text:span><text:list xml:id="list1" text:style-name="List_20_1">
                    <text:list-item>
                            <text:p text:style-name="List_20_1">
                            <text:span><text:span text:style-name="backtick">NORMAL</text:span><text:span> – A normal bar.</text:span></text:span>
                            </text:p>
                        </text:list-item>,<text:list-item>
                            <text:p text:style-name="List_20_1">
                            <text:span><text:span text:style-name="backtick">SYMMETRICAL</text:span><text:span> – Draw the indicator from the zero value to current value. Requires a negative minimum range and positive maximum range.</text:span></text:span>
                            </text:p>
                        </text:list-item>,<text:list-item>
                            <text:p text:style-name="List_20_1">
                            <text:span><text:span text:style-name="backtick">RANGE</text:span><text:span> – Allows setting the start value (</text:span><text:span text:style-name="backtick">Value start</text:span><text:span> property) and end value (</text:span><text:span text:style-name="backtick">Value</text:span><text:span> property).</text:span></text:span>
                            </text:p>
                        </text:list-item>
                </text:list><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end value on the bar.</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text:span><text:span> can be evaluated from the expression.</text:span></text:p><text:span> </text:span>
                                            <text:p text:style-name="Standard"/>,
                                            <text:list xml:id="list1065229068" text:continue-numbering="true"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ext:span>The start value on the bar if </text:span><text:span text:style-name="backtick">RANGE</text:span><text:span> mode is selected.</text:span></text:p><text:span> </text:span>
                                            <text:p text:style-name="Standard"/>,
                                            <text:list xml:id="list1065229068" text:continue-numbering="true"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Expression</text:span><text:span>. If </text:span><text:span text:style-name="backtick">Expression</text:span><text:span> is selected then </text:span><text:span text:style-name="backtick">Value start</text:span><text:span> can be evaluated from the express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